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b44" officeooo:paragraph-rsid="00171b44"/>
    </style:style>
    <style:style style:name="P2" style:family="paragraph" style:parent-style-name="Standard">
      <style:text-properties officeooo:rsid="00171b44" officeooo:paragraph-rsid="001cb917"/>
    </style:style>
    <style:style style:name="P3" style:family="paragraph" style:parent-style-name="Standard">
      <style:text-properties officeooo:rsid="001797ff" officeooo:paragraph-rsid="001797ff"/>
    </style:style>
    <style:style style:name="P4" style:family="paragraph" style:parent-style-name="Standard">
      <style:text-properties officeooo:rsid="001cb917" officeooo:paragraph-rsid="001cb917"/>
    </style:style>
    <style:style style:name="P5" style:family="paragraph" style:parent-style-name="Standard">
      <style:text-properties fo:font-size="14pt" fo:font-weight="bold" officeooo:rsid="001cb917" officeooo:paragraph-rsid="001cb917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e948" officeooo:paragraph-rsid="001ee948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2e01" officeooo:paragraph-rsid="001f2e0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6bd94" officeooo:paragraph-rsid="0016bd94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cb917"/>
    </style:style>
    <style:style style:name="P10" style:family="paragraph" style:parent-style-name="Standard">
      <style:text-properties officeooo:rsid="001ceedd" officeooo:paragraph-rsid="001ceedd"/>
    </style:style>
    <style:style style:name="P11" style:family="paragraph" style:parent-style-name="Standard">
      <style:text-properties officeooo:rsid="001ee948" officeooo:paragraph-rsid="001cb917"/>
    </style:style>
    <style:style style:name="P12" style:family="paragraph" style:parent-style-name="Standard">
      <style:text-properties officeooo:rsid="001fd464" officeooo:paragraph-rsid="001fd464"/>
    </style:style>
    <style:style style:name="P13" style:family="paragraph" style:parent-style-name="Standard" style:list-style-name="L1">
      <style:text-properties officeooo:rsid="00171b44" officeooo:paragraph-rsid="00171b44"/>
    </style:style>
    <style:style style:name="P14" style:family="paragraph" style:parent-style-name="Standard">
      <style:text-properties officeooo:rsid="00171b44" officeooo:paragraph-rsid="001cb917"/>
    </style:style>
    <style:style style:name="P15" style:family="paragraph" style:parent-style-name="Standard" style:list-style-name="L1">
      <style:text-properties officeooo:rsid="001cb917" officeooo:paragraph-rsid="001cb917"/>
    </style:style>
    <style:style style:name="P16" style:family="paragraph" style:parent-style-name="Standard" style:list-style-name="L2">
      <style:text-properties officeooo:rsid="001797ff" officeooo:paragraph-rsid="001797ff"/>
    </style:style>
    <style:style style:name="P17" style:family="paragraph" style:parent-style-name="Standard" style:list-style-name="L2">
      <style:text-properties officeooo:rsid="00187632" officeooo:paragraph-rsid="00187632"/>
    </style:style>
    <style:style style:name="P18" style:family="paragraph" style:parent-style-name="Standard" style:list-style-name="L3">
      <style:text-properties officeooo:rsid="001f2e01" officeooo:paragraph-rsid="001cb917"/>
    </style:style>
    <style:style style:name="P19" style:family="paragraph" style:parent-style-name="Standard" style:list-style-name="L3">
      <style:text-properties officeooo:rsid="001f2e01" officeooo:paragraph-rsid="001f2e01"/>
    </style:style>
    <style:style style:name="P20" style:family="paragraph" style:parent-style-name="Standard">
      <style:text-properties fo:font-size="14pt" fo:font-weight="bold" officeooo:rsid="00213a21" officeooo:paragraph-rsid="00213a21" style:font-size-asian="12.25pt" style:font-weight-asian="bold" style:font-size-complex="14pt" style:font-weight-complex="bold"/>
    </style:style>
    <style:style style:name="P21" style:family="paragraph" style:parent-style-name="Standard">
      <style:text-properties officeooo:rsid="00213a21" officeooo:paragraph-rsid="00213a21"/>
    </style:style>
    <style:style style:name="T1" style:family="text">
      <style:text-properties officeooo:rsid="001797ff"/>
    </style:style>
    <style:style style:name="T2" style:family="text">
      <style:text-properties officeooo:rsid="00187632"/>
    </style:style>
    <style:style style:name="T3" style:family="text">
      <style:text-properties officeooo:rsid="0019e65e"/>
    </style:style>
    <style:style style:name="T4" style:family="text">
      <style:text-properties officeooo:rsid="001cb91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ceedd"/>
    </style:style>
    <style:style style:name="T8" style:family="text">
      <style:text-properties officeooo:rsid="001ee948"/>
    </style:style>
    <style:style style:name="T9" style:family="text">
      <style:text-properties officeooo:rsid="001f941d"/>
    </style:style>
    <style:style style:name="T10" style:family="text">
      <style:text-properties officeooo:rsid="00213a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 Discussion of <text:span text:style-name="T3">As-of</text:span> <text:span text:style-name="T3">Dates and</text:span> Date Ranges</text:p>
      <text:p text:style-name="Standard"/>
      <text:p text:style-name="P12">This system is highly dependent upon dates and date ranges which makes it very important to establish standards of naming and usage.</text:p>
      <text:p text:style-name="Standard"/>
      <text:p text:style-name="P5">Date Range</text:p>
      <text:p text:style-name="P4">A date range is two dates, from and to, <text:span text:style-name="T10">usually</text:span> inclusive <text:span text:style-name="T7">and is used to select data within the range</text:span>. <text:s/>The <text:span text:style-name="T6">timelog</text:span> (&amp; its download) and <text:span text:style-name="T6">project logs download</text:span> use a date range.</text:p>
      <text:p text:style-name="P9"/>
      <text:p text:style-name="P1"><text:span text:style-name="T4">When using a date range, t</text:span>he user can select a range <text:span text:style-name="T7">type</text:span> consisting of:</text:p>
      <text:list xml:id="list2330869990537441781" text:style-name="L1">
        <text:list-item>
          <text:p text:style-name="P13"><text:span text:style-name="T4">a calendar defined </text:span><text:span text:style-name="T5">Week</text:span>, <text:span text:style-name="T1">being </text:span>Mon. through Sun. (on ToDo <text:span text:style-name="T1">list </text:span>to allow user preference of week start)</text:p>
        </text:list-item>
        <text:list-item>
          <text:p text:style-name="P13"><text:span text:style-name="T4">a calendar defined </text:span><text:span text:style-name="T5">Month</text:span></text:p>
        </text:list-item>
        <text:list-item>
          <text:p text:style-name="P15">an <text:span text:style-name="T5">arbitrary</text:span> range of dates</text:p>
        </text:list-item>
      </text:list>
      <text:p text:style-name="P10">A calendar defined range (week or month) is specified by entering into the “from” date field any date within that range. <text:s/>For instance, entering 2014-07-15 will specify the week of 2014-07-14 through 2014-07-20 or the month of July 2014 depending on the range type.</text:p>
      <text:p text:style-name="P10"/>
      <text:p text:style-name="P5"><text:span text:style-name="T10">'</text:span>As-of<text:span text:style-name="T10">'</text:span> Date</text:p>
      <text:p text:style-name="P4">An as-of date is just one date <text:span text:style-name="T7">which can be used to report on conditions as of that date</text:span>. <text:s/>The <text:span text:style-name="T6">task report download</text:span> uses an as-of date.</text:p>
      <text:p text:style-name="P4"/>
      <text:p text:style-name="P10">Like date range, the as-of date can select a “<text:span text:style-name="T8">calendar </text:span>defined range” type though, in this case, it means use the last date of the range. <text:s/>For instance, entering 2014-07-15 will give as as-of date of 2014-07-20 if week is selected or an as-of of 2014-07-31 if month is selected.</text:p>
      <text:p text:style-name="P2"/>
      <text:p text:style-name="P20">'After' Date</text:p>
      <text:p text:style-name="P21">For things starting on the next day.</text:p>
      <text:p text:style-name="P2"/>
      <text:p text:style-name="P6">Defaults</text:p>
      <text:p text:style-name="P3">The default applied on first display of a page depends on the page:</text:p>
      <text:list xml:id="list7507217806712833282" text:style-name="L2">
        <text:list-item>
          <text:p text:style-name="P16">Timelog: this download isn't required for the system but is a convenience for the user who may want to keep some kind of record on their local machine. <text:s/>Since the present system is fed by spreadsheets, each page of which is one week's worth, it seemed <text:span text:style-name="T2">a good idea</text:span> to make the online system default to a week date range. <text:s/>Also, since the users of the present system submit their timesheets <text:span text:style-name="T8">after the task has been performed</text:span>, <text:span text:style-name="T2">it seemed best to default to the week before the present day.<text:line-break/></text:span></text:p>
        </text:list-item>
        <text:list-item>
          <text:p text:style-name="P17">Project Logs and Task Report: both of these are presently used to create the monthly invoice so defaulting to month range is fitting. <text:s/>And since they are report<text:span text:style-name="T8">ed</text:span> <text:span text:style-name="T8">in the month after task performance</text:span>, the reporting month should be prior to the present month.</text:p>
        </text:list-item>
      </text:list>
      <text:p text:style-name="P21">Needs re-working...</text:p>
      <text:p text:style-name="P3"/>
      <text:p text:style-name="P7">Some possibilities</text:p>
      <text:list xml:id="list1944635899463971441" text:style-name="L3">
        <text:list-item>
          <text:p text:style-name="P18">When entering a calendar defined range, perhaps using “to” instead of “from” might be more consistent with as-of.</text:p>
        </text:list-item>
        <text:list-item>
          <text:p text:style-name="P19">Instead of trying to second guess what is wanted, perhaps we could just leave the date fields <text:soft-page-break/>blank. <text:s/>The user would always have to enter a date.</text:p>
        </text:list-item>
        <text:list-item>
          <text:p text:style-name="P19">When entering a date to select a calendar defined range, we <text:span text:style-name="T9">might</text:span> show the resulting date range plus another place where the originally entered date is displayed. <text:s/><text:span text:style-name="T9">What does an “arbitrary” range show?</text:span></text:p>
        </text:list-item>
      </text:list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0:00:13.610324434</meta:creation-date>
    <dc:date>2015-12-11T15:05:37.994268626</dc:date>
    <meta:editing-duration>PT3H20M49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2" meta:paragraph-count="23" meta:word-count="475" meta:character-count="2648" meta:non-whitespace-character-count="2194"/>
  </office:meta>
</office:document-meta>
</file>